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A000001A26D01281D.gif"/>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0560000006F87434432.gif"/>
  <manifest:file-entry manifest:media-type="image/png" manifest:full-path="Pictures/1000020100000030000000306FA01330.png"/>
  <manifest:file-entry manifest:media-type="image/gif" manifest:full-path="Pictures/100000000000016F00000122F942ADF4.gif"/>
  <manifest:file-entry manifest:media-type="image/gif" manifest:full-path="Pictures/10000000000002B300000188D2C2963B.gif"/>
  <manifest:file-entry manifest:media-type="image/gif" manifest:full-path="Pictures/10000000000000620000003138C234F4.gif"/>
  <manifest:file-entry manifest:media-type="image/png" manifest:full-path="Pictures/10000000000001E7000000588BB5862C.png"/>
  <manifest:file-entry manifest:media-type="image/gif" manifest:full-path="Pictures/10000000000002AB0000005E86192853.gif"/>
  <manifest:file-entry manifest:media-type="image/gif" manifest:full-path="Pictures/10000000000001E800000121BEA7E758.gif"/>
  <manifest:file-entry manifest:media-type="image/png" manifest:full-path="Pictures/1000020100000402000001CC5EC8B078.png"/>
  <manifest:file-entry manifest:media-type="image/gif" manifest:full-path="Pictures/1000000000000272000001343CF69BFF.gif"/>
  <manifest:file-entry manifest:media-type="image/gif" manifest:full-path="Pictures/100000000000056B000001236683EDAE.gif"/>
  <manifest:file-entry manifest:media-type="image/gif" manifest:full-path="Pictures/1000000000000353000001CF605A4DF2.gif"/>
  <manifest:file-entry manifest:media-type="image/gif" manifest:full-path="Pictures/10000000000002870000030AC4294BBF.gif"/>
  <manifest:file-entry manifest:media-type="image/png" manifest:full-path="Pictures/100002010000041B000001D1A8394C7D.png"/>
  <manifest:file-entry manifest:media-type="image/gif" manifest:full-path="Pictures/100000000000006200000031BCDE429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list-style-name="List_20_1"/>
    <style:style style:name="P5" style:family="paragraph" style:parent-style-name="Text_20_body" style:list-style-name="L1"/>
    <style:style style:name="P6" style:family="paragraph" style:parent-style-name="Text_20_body" style:list-style-name="L2"/>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12">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text:span text:style-name="Source_20_Text">Latin1</text:span>. Sinon pour openOffice.org il est conseillé d'utiliser UTF-8. Lors d'une importation FREEDOM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FREEDOM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609090411" text:style-name="List_20_1">
        <text:list-item>
          <text:p text:style-name="P4">1ère colonne : toujours égale à DOC</text:p>
        </text:list-item>
        <text:list-item>
          <text:p text:style-name="P4">2ème colonne : identificateur de la famille</text:p>
        </text:list-item>
        <text:list-item>
          <text:p text:style-name="P4">3ème colonne : identificateur du document</text:p>
        </text:list-item>
        <text:list-item>
          <text:p text:style-name="P4">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26"><draw:image xlink:href="Pictures/100002010000041B000001D1A8394C7D.png" xlink:type="simple" xlink:show="embed" xlink:actuate="onLoad"/></draw:frame></text:p>
      <text:h text:style-name="Heading_20_4" text:outline-level="4">Exportation XML</text:h>
      <text:p text:style-name="Text_20_body">Les documents, hormis les familles, peuvent être exportés en XML. Les fichiers XML produits suivent un schéma de famille imposé par freedom.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freedom,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h text:style-name="Heading_20_3" text:outline-level="3"><text:bookmark-start text:name="importation"/>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4">CSV (<text:span text:style-name="Strong_20_Emphasis">séparateur point-virgule</text:span> / pas virgule) avec un encodage latin9 ou utf-8</text:p>
        </text:list-item>
        <text:list-item>
          <text:p text:style-name="P4">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4">1ère colonne : toujours DOC</text:p>
        </text:list-item>
        <text:list-item>
          <text:p text:style-name="P4">2ème colonne : identifiant de la famille</text:p>
        </text:list-item>
        <text:list-item>
          <text:p text:style-name="P4">3ème colonne : identifiant du document. Utiliser un identifiant existant indique une modification du document existant. Un identifiant vide ou égal à zéro indique une création de document.</text:p>
        </text:list-item>
        <text:list-item>
          <text:p text:style-name="P4">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draw:frame draw:style-name="fr2" draw:name="58" text:anchor-type="as-char" svg:width="2.117cm" svg:height="0.397cm" draw:z-index="2"><draw:image xlink:href="Pictures/10000200000000500000000F05C54FAA.gif" xlink:type="simple" xlink:show="embed" xlink:actuate="onLoad"/></draw:frame> ORDER </text:p>
      <text:h text:style-name="Heading_20_6" text:outline-level="6"><text:bookmark-start text:name="cles_d_imports"/>Clés d'imports<text:bookmark-end text:name="cles_d_imports"/></text:h>
      <text:p text:style-name="Text_20_body"><draw:frame draw:style-name="fr2" draw:name="59" text:anchor-type="as-char" svg:width="2.117cm" svg:height="0.397cm" draw:z-index="3"><draw:image xlink:href="Pictures/10000200000000500000000F05C54FAA.gif" xlink:type="simple" xlink:show="embed" xlink:actuate="onLoad"/></draw:frame> KEY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4"><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oft-page-break/><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draw:frame draw:style-name="fr2" draw:name="62" text:anchor-type="as-char" svg:width="18.283cm" style:rel-width="100%" svg:height="10.372cm" style:rel-height="scale" draw:z-index="6"><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text:soft-page-break/>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Importation spécifique de documents sans fichier<text:bookmark-end text:name="importation_specifique_de_documents_sans_fichier"/></text:h>
      <text:p text:style-name="Text_20_body"><draw:frame draw:style-name="fr2" draw:name="63" text:anchor-type="as-char" svg:width="2.275cm" svg:height="2.937cm" draw:z-index="7"><draw:image xlink:href="Pictures/10000000000000560000006F87434432.gif" xlink:type="simple" xlink:show="embed" xlink:actuate="onLoad"/></draw:frame><draw:frame draw:style-name="fr2" draw:name="64" text:anchor-type="as-char" svg:width="6.376cm" svg:height="7.752cm" draw:z-index="8"><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9"><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text:soft-page-break/>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10"><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11"><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23"><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24"><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25"><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4"><text:soft-page-break/>de créer un plan de classement</text:p>
        </text:list-item>
        <text:list-item>
          <text:p text:style-name="P4">d'ajouter des documents contenant des fichiers avec des caractéristiques</text:p>
        </text:list-item>
        <text:list-item>
          <text:p text:style-name="P4">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Voici un exemple très simple d'une archive contenant 2 images :FIXME internalmedia: freedom_2.14:admin:mes_images.zip</text:p>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16"><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17"><draw:image xlink:href="Pictures/10000000000002F90000013F010439B2.gif" xlink:type="simple" xlink:show="embed" xlink:actuate="onLoad"/></draw:frame><text:line-break/>Le résultat de l'extraction est visible dans la première partie de la fenêtre. S'il y <text:soft-page-break/>a plusieurs archives on peut sélectionner celle que l'on souhaite. Seules les 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4">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4">Famille fichier par défaut : famille utilisée pour les fichiers non référencés dans le cas où DFAMID n'est pas renseigné</text:p>
        </text:list-item>
        <text:list-item>
          <text:p text:style-name="P4">Famille dossier par défaut : famille utilisée pour les répertoires dans le cas où DFLDID n'est pas renseigné</text:p>
        </text:list-item>
        <text:list-item>
          <text:p text:style-name="P4">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19"><draw:image xlink:href="Pictures/1000000000000353000001CF605A4DF2.gif" xlink:type="simple" xlink:show="embed" xlink:actuate="onLoad"/></draw:frame><text:line-break/><text:line-break/><text:line-break/></text:p>
      <text:h text:style-name="Heading_20_7" text:outline-level="7"><text:bookmark-start text:name="importation_de_l_archive"/><text:soft-page-break/>Importation de l'archive<text:bookmark-end text:name="importation_de_l_archive"/></text:h>
      <text:p text:style-name="Text_20_body">Une fois que l'analyse est conforme à vos attentes il suffit de lancer 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6" text:outline-level="6"><text:bookmark-start text:name="importation_de_profils"/>Importation de profils<text:bookmark-end text:name="importation_de_profils"/></text:h>
      <text:h text:style-name="Heading_20_7" text:outline-level="7"><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4" draw:name="Objet3" text:anchor-type="paragraph" svg:x="-0.125cm" svg:y="0.004cm" svg:width="16.803cm" svg:height="1.425cm" draw:z-index="15"><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7" text:outline-level="7"><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1800312217" text:style-name="L1">
        <text:list-item>
          <text:p text:style-name="P5">view : voir le document</text:p>
        </text:list-item>
        <text:list-item>
          <text:p text:style-name="P5">edit: <text:s/>: éditer/modifier le document</text:p>
        </text:list-item>
        <text:list-item>
          <text:p text:style-name="P5">delete : supprimer le document</text:p>
        </text:list-item>
        <text:list-item>
          <text:p text:style-name="P5">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1146840213" text:style-name="L2">
        <text:list-item>
          <text:p text:style-name="P6">open : ouvrir le contenu d'un dossier</text:p>
        </text:list-item>
        <text:list-item>
          <text:p text:style-name="P6">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text:soft-page-break/>Le signe - indique un droit négatif (boule rouge)</text:p>
      <text:p text:style-name="Text_20_body">PROFIL;MY_PROFIL;;ADD;;view=GDEFAULT;-edit=GDEFAULT</text:p>
      <text:p text:style-name="Text_20_body"/>
      <text:p text:style-name="Text_20_body"><draw:frame draw:style-name="fr4" draw:name="Objet1" text:anchor-type="paragraph" svg:x="0.332cm" svg:y="-0.132cm" svg:width="14.422cm" svg:height="0.875cm" draw:z-index="13"><draw:object xlink:href="./Object 1" xlink:type="simple" xlink:show="embed" xlink:actuate="onLoad"/><draw:image xlink:href="./ObjectReplacements/Object 1" xlink:type="simple" xlink:show="embed" xlink:actuate="onLoad"/></draw:frame></text:p>
      <text:p text:style-name="Text_20_body">Pour les profils dynamiques, il est possible de mettre au lieu de l'utilisateur, l'identifiant de l'attribut:</text:p>
      <text:p text:style-name="Text_20_body"/>
      <text:p text:style-name="Text_20_body"><draw:frame draw:style-name="fr4" draw:name="Objet2" text:anchor-type="paragraph" svg:x="0.012cm" svg:y="-0.076cm" svg:width="16.776cm" svg:height="0.399cm" draw:z-index="14"><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5" draw:name="Objet4" text:anchor-type="paragraph" svg:width="13.548cm" svg:height="0.9cm" draw:z-index="18"><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4" draw:name="Objet5" text:anchor-type="paragraph" svg:x="1.734cm" svg:y="-0.007cm" svg:width="6.775cm" svg:height="0.9cm" draw:z-index="20"><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FREEDOM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5" draw:name="Objet6" text:anchor-type="paragraph" svg:width="16.432cm" svg:height="2.372cm" draw:z-index="21"><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text:soft-page-break/>est aussi possible de renseigner un attribut LDAP à l'aide d'un méthode. Ainsi l'attribut "cn" aura la valeur retournée par la méthod "::getLDAPTitle()". L'attribut "dn" (distinguish<text:span text:style-name="T3"> name</text:span>) indique sur quelle branche la carte LDAP sera attachée.</text:p>
      <text:p text:style-name="Text_20_body">Il est possible d'enregistrer plusieurs cartes LDAP pour un seul document freedom. Pour différencier les cartes on utilisera un index différent.</text:p>
      <text:p text:style-name="Text_20_body"/>
      <text:p text:style-name="Text_20_body"><draw:frame draw:style-name="fr5" draw:name="Objet7" text:anchor-type="paragraph" svg:width="17.087cm" svg:height="3.598cm" draw:z-index="22"><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 /etc/freedom.conf<text:line-break/># wsh --api=csv2sql --file=/var/tmp/test.csv | psql freedom anakeen<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text:soft-page-break/>&lt;an_espece&gt;Alligator&lt;/an_espece&gt;</text:p>
      <text:p text:style-name="Text_20_body">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Importation en ligne de commande</text:h>
      <text:p text:style-name="Text_20_body">La commande wsh freedom_import permet d'importer des documents en ligne de commande. Les types CVS, ODS, XML sont supportés par le scripts :</text:p>
      <text:p text:style-name="Preformatted_20_Text">./wsh.php --api=freedom_import --file=/home/dev/Bureau/recherche_animal.xml</text:p>
      <text:p text:style-name="Text_20_body"/>
      <text:p text:style-name="Text_20_body">Si vous voulez un compte rendu et une pré-analyse :</text:p>
      <text:p text:style-name="Preformatted_20_Text"><text:s/>./wsh.php --api=freedom_import --analyze=Y --htmlmode=Y --file=/home/eric/Bureau/recherche_animal.xml &gt; report.html</text:p>
      <text:p text:style-name="Text_20_body">Vous pouvez aussi envoyer le rapport par mail</text:p>
      <text:p text:style-name="Preformatted_20_Text"><text:s/>./wsh.php --api=freedom_import --to=somone@somewhere.org --file=/home/eric/Bureau/recherche_animal.xm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2$Linux OpenOffice.org_project/320m12$Build-9483</meta:generator>
    <dc:date>2010-06-24T10:20:49</dc:date>
    <dc:creator>Eric Brison</dc:creator>
    <meta:editing-duration>PT05H12M36S</meta:editing-duration>
    <meta:editing-cycles>36</meta:editing-cycles>
    <meta:document-statistic meta:table-count="4" meta:image-count="20" meta:object-count="7" meta:page-count="16" meta:paragraph-count="255" meta:word-count="3773" meta:character-count="261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faed56" fo:border="0.002cm solid #000000"/>
    </style:style>
    <style:style style:name="ce3" style:family="table-cell" style:parent-style-name="Default">
      <style:table-cell-properties fo:background-color="#e6a5e4"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17: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32: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2">22/06/2010</text:date>, <text:time>08:42:13</text:time></text:p>
        </style:region-right>
      </style:header>
      <style:header-left style:display="false"/>
      <style:footer>
        <text:p>Page <text:page-number>1</text:page-number> / <text:page-count>99</text:page-count></text:p>
      </style:footer>
      <style:footer-left style:display="false"/>
    </style:master-page>
  </office:master-styles>
</office:document-styles>
</file>